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641" officeooo:paragraph-rsid="001b6641"/>
    </style:style>
    <style:style style:name="P2" style:family="paragraph" style:parent-style-name="Standard">
      <style:text-properties officeooo:rsid="001b6641" officeooo:paragraph-rsid="0020bacb"/>
    </style:style>
    <style:style style:name="P3" style:family="paragraph" style:parent-style-name="Standard">
      <style:text-properties officeooo:rsid="001b6641" officeooo:paragraph-rsid="00223f50"/>
    </style:style>
    <style:style style:name="P4" style:family="paragraph" style:parent-style-name="Standard">
      <style:text-properties style:text-underline-style="solid" style:text-underline-width="auto" style:text-underline-color="font-color" officeooo:rsid="001cb915" officeooo:paragraph-rsid="001cb915"/>
    </style:style>
    <style:style style:name="P5" style:family="paragraph" style:parent-style-name="Standard">
      <style:text-properties officeooo:rsid="001cb915" officeooo:paragraph-rsid="001cb915"/>
    </style:style>
    <style:style style:name="P6" style:family="paragraph" style:parent-style-name="Standard">
      <style:text-properties style:text-underline-style="none" officeooo:rsid="001b6641" officeooo:paragraph-rsid="001b6641"/>
    </style:style>
    <style:style style:name="P7" style:family="paragraph" style:parent-style-name="Standard">
      <style:text-properties style:text-underline-style="none" officeooo:rsid="001b6641" officeooo:paragraph-rsid="0020bacb"/>
    </style:style>
    <style:style style:name="P8" style:family="paragraph" style:parent-style-name="Standard">
      <style:text-properties style:text-underline-style="none" officeooo:rsid="001b6641" officeooo:paragraph-rsid="00223f50"/>
    </style:style>
    <style:style style:name="P9" style:family="paragraph" style:parent-style-name="Standard">
      <style:text-properties style:text-underline-style="none" officeooo:rsid="0024fbe6" officeooo:paragraph-rsid="0024fbe6"/>
    </style:style>
    <style:style style:name="P10" style:family="paragraph" style:parent-style-name="Standard">
      <style:text-properties officeooo:paragraph-rsid="0020bacb"/>
    </style:style>
    <style:style style:name="P11" style:family="paragraph" style:parent-style-name="Standard">
      <style:text-properties officeooo:paragraph-rsid="00223f50"/>
    </style:style>
    <style:style style:name="P12" style:family="paragraph" style:parent-style-name="Standard">
      <style:text-properties style:text-underline-style="none" officeooo:rsid="001fc53b" officeooo:paragraph-rsid="00223f50"/>
    </style:style>
    <style:style style:name="P13" style:family="paragraph" style:parent-style-name="Standard">
      <style:text-properties officeooo:rsid="001b6641" officeooo:paragraph-rsid="001b6641"/>
    </style:style>
    <style:style style:name="P14" style:family="paragraph" style:parent-style-name="Standard">
      <style:text-properties officeooo:rsid="0026b7f0" officeooo:paragraph-rsid="0026b7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officeooo:rsid="001e673c"/>
    </style:style>
    <style:style style:name="T4" style:family="text">
      <style:text-properties officeooo:rsid="001fc53b"/>
    </style:style>
    <style:style style:name="T5" style:family="text">
      <style:text-properties style:text-underline-style="none" officeooo:rsid="0020bacb"/>
    </style:style>
    <style:style style:name="T6" style:family="text">
      <style:text-properties style:text-underline-style="none" officeooo:rsid="001fc53b"/>
    </style:style>
    <style:style style:name="T7" style:family="text">
      <style:text-properties officeooo:rsid="00209961"/>
    </style:style>
    <style:style style:name="T8" style:family="text">
      <style:text-properties officeooo:rsid="0020bacb"/>
    </style:style>
    <style:style style:name="T9" style:family="text">
      <style:text-properties officeooo:rsid="001b6641"/>
    </style:style>
    <style:style style:name="T10" style:family="text">
      <style:text-properties officeooo:rsid="00223f50"/>
    </style:style>
    <style:style style:name="T11" style:family="text">
      <style:text-properties officeooo:rsid="00231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MANDOS LINUX</text:span><text:line-break/><text:line-break/><text:line-break/>Para poder pasar archivos desde el pc a la raspberry: scp <text:span text:style-name="T1">arhivo</text:span> <text:a xlink:type="simple" xlink:href="mailto:pi@rasberrypi.local" text:style-name="Internet_20_link" text:visited-style-name="Visited_20_Internet_20_Link">pi@ras</text:a><text:a xlink:type="simple" xlink:href="mailto:pi@rasberrypi.local" text:style-name="Internet_20_link" text:visited-style-name="Visited_20_Internet_20_Link"><text:span text:style-name="T3">p</text:span></text:a><text:a xlink:type="simple" xlink:href="mailto:pi@rasberrypi.local" text:style-name="Internet_20_link" text:visited-style-name="Visited_20_Internet_20_Link">berrypi.local</text:a>:/home/pi</text:p>
      <text:p text:style-name="P1"/>
      <text:p text:style-name="P1">Si echo tiene un “-n” es para que se salte el /n.</text:p>
      <text:p text:style-name="P1"/>
      <text:p text:style-name="P14">cat /dev/*algo*</text:p>
      <text:p text:style-name="P1"/>
      <text:p text:style-name="P5">Compilar programa de C: gcc programa.c -o salida</text:p>
      <text:p text:style-name="P4"/>
      <text:p text:style-name="P1">------------------<text:span text:style-name="T4">Driver Leds---------------------</text:span></text:p>
      <text:p text:style-name="P1"><text:span text:style-name="T4">Cargo el módulo: <text:s/></text:span>MODULE=leds_rafita make</text:p>
      <text:p text:style-name="P9">2</text:p>
      <text:p text:style-name="P6"><text:span text:style-name="T4">Ejecuto: <text:s/></text:span>./bin2char.sh 00111111 &gt; /dev/leds_<text:span text:style-name="T7">rafita</text:span></text:p>
      <text:p text:style-name="P6"/>
      <text:p text:style-name="P10"><text:span text:style-name="T9">------------------</text:span><text:span text:style-name="T4">Driver </text:span><text:span text:style-name="T8">Spekaer</text:span><text:span text:style-name="T4">------------------</text:span></text:p>
      <text:p text:style-name="P2"><text:span text:style-name="T4">Cargo el módulo: <text:s/></text:span>MODULE=s<text:span text:style-name="T8">peaker</text:span>_rafita make</text:p>
      <text:p text:style-name="P7"/>
      <text:p text:style-name="P10"><text:span text:style-name="T5">Compilo</text:span><text:span text:style-name="T6">: <text:s/>gcc prueba_speaker2.c -o prueba</text:span></text:p>
      <text:p text:style-name="P7"/>
      <text:p text:style-name="P7"><text:span text:style-name="T4">Ejecuto: ./</text:span><text:span text:style-name="T8">prueba</text:span></text:p>
      <text:p text:style-name="P7"/>
      <text:p text:style-name="P11"><text:span text:style-name="T9">------------------</text:span><text:span text:style-name="T4">Driver </text:span><text:span text:style-name="T10">Buttons</text:span><text:span text:style-name="T4">------------------</text:span></text:p>
      <text:p text:style-name="P3"><text:span text:style-name="T4">Cargo el módulo: <text:s/></text:span>MODULE=<text:span text:style-name="T11">buttons</text:span>_rafita make</text:p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01:59.831111153</meta:creation-date>
    <dc:date>2022-05-02T19:20:22.909819979</dc:date>
    <meta:editing-duration>PT1H39M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4" meta:character-count="612" meta:non-whitespace-character-count="548"/>
  </office:meta>
</office:document-meta>
</file>